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287" officeooo:paragraph-rsid="00039287"/>
    </style:style>
    <style:style style:name="P2" style:family="paragraph" style:parent-style-name="Standard">
      <style:text-properties officeooo:rsid="000482c4" officeooo:paragraph-rsid="000482c4"/>
    </style:style>
    <style:style style:name="P3" style:family="paragraph" style:parent-style-name="Standard">
      <style:text-properties officeooo:rsid="00064b4c" officeooo:paragraph-rsid="00064b4c"/>
    </style:style>
    <style:style style:name="P4" style:family="paragraph" style:parent-style-name="Standard">
      <style:text-properties officeooo:rsid="0006c46e" officeooo:paragraph-rsid="0006c46e"/>
    </style:style>
    <style:style style:name="P5" style:family="paragraph" style:parent-style-name="Standard">
      <style:text-properties officeooo:rsid="000873db" officeooo:paragraph-rsid="000873db"/>
    </style:style>
    <style:style style:name="T1" style:family="text">
      <style:text-properties officeooo:rsid="000482c4"/>
    </style:style>
    <style:style style:name="T2" style:family="text">
      <style:text-properties officeooo:rsid="00064b4c"/>
    </style:style>
    <style:style style:name="T3" style:family="text">
      <style:text-properties officeooo:rsid="0006c4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positiva 1:</text:p>
      <text:p text:style-name="P1">- Hola, soy Pilar Barbero y voy a proceder a presentar mi trabajo fin de Máster: Identificación de patrones y algoritmos de consolidación en bases de datos de posicionamiento.</text:p>
      <text:p text:style-name="P1"/>
      <text:p text:style-name="P1">Diapositiva 2:</text:p>
      <text:p text:style-name="P1">- El contexto del problema a resolver es éste: durante mis prácticas en una empresa de telecomunicaciones de Zaragoza se observa el siguiente problema. Esta empresa ofrece a su cliente (usualmente policía, ejército, servicios de urgencias) un servicio en el cual se provee a los sujetos de una terminal que transfiere su posición con una cierta regularidad a una centralita. </text:p>
      <text:p text:style-name="P1"/>
      <text:p text:style-name="P1">Diapositiva 3:</text:p>
      <text:p text:style-name="P1">- Tanto la terminal que portan los sujetos como la centralita tienen una capacidad de datos limitada.</text:p>
      <text:p text:style-name="P1">- Se observa que no existe un procesado previo ni posterior.</text:p>
      <text:p text:style-name="P1">- No todas las posiciones aportan información y no merece la pena guardarlas.</text:p>
      <text:p text:style-name="P1"/>
      <text:p text:style-name="P1">Diapositiva 4:</text:p>
      <text:p text:style-name="P1">- Borrar posiciones repetidas y que no aporten información.</text:p>
      <text:p text:style-name="P1"/>
      <text:p text:style-name="P1">Diapositiva 5:</text:p>
      <text:p text:style-name="P1">- Para resolver el problema se nos suministran dos bases de datos en torno a las ciudades de Salvador de Bahía y Río de Janeiro (¿recursos?)</text:p>
      <text:p text:style-name="P1"/>
      <text:p text:style-name="P1">Diapositiva 6:</text:p>
      <text:p text:style-name="P1">- La estructura de los datos es la siguiente.</text:p>
      <text:p text:style-name="P1"/>
      <text:p text:style-name="P1">Diapositiva 16:</text:p>
      <text:p text:style-name="P1">- Se procede a abordar el problema de la siguiente forma:</text:p>
      <text:p text:style-name="P1">1. A través del desarrollo de algoritmos de consolidaciones usando distintas nociones de distancia y tiempo.</text:p>
      <text:p text:style-name="P1">2. A través de técnicas de aprendizaje no supervisado de clustering, con el fin de identificar el clúster encontrado con su centro y borrar el resto del clúster.</text:p>
      <text:p text:style-name="P1">3. Python</text:p>
      <text:p text:style-name="P1"/>
      <text:p text:style-name="P1">Diapositiva 17:</text:p>
      <text:p text:style-name="P1">- Position in Python</text:p>
      <text:p text:style-name="P1"/>
      <text:p text:style-name="P1">Diapositiva 18:</text:p>
      <text:p text:style-name="P1">- Introducimos cuatro nociones de vecindario</text:p>
      <text:p text:style-name="P1"/>
      <text:p text:style-name="P1">Diapositiva 19:</text:p>
      <text:p text:style-name="P1">- Las posiciones vienen muestreadas con el instante. Se define que un punto está en el vecindario de otro si entre ellos hay menos que un lapso fijado.</text:p>
      <text:p text:style-name="P1"/>
      <text:p text:style-name="P1">Diapositiva 20:</text:p>
      <text:p text:style-name="P1">- En los tipos de vecindario utilizando la distancia espacial, éste es el más simple, utilizando latitud y longitud como dimensiones. Un vecindario utilizando la distancia euclídea (la raíz cuadrada de la suma de las diferencias al cuadrado)</text:p>
      <text:p text:style-name="P1"/>
      <text:p text:style-name="P1">Diapositiva 21:</text:p>
      <text:p text:style-name="P1">- Definimos el vecindario involucrando la velocidad bajo el siguiente criterio. A mayor velocidad instantánea del sujeto, éste debería tener un vecindario más grande. Por ello multiplicamos el epsilon por su velocidad. Tener en cuenta lo de 0</text:p>
      <text:p text:style-name="P1"><text:soft-page-break/>Diapositiva 22:</text:p>
      <text:p text:style-name="P1">- El vecindario t0 alcanzable se define fijando t0 como lapso de tiempo, y éste vecindario será el espacio que puede abarcar el sujeto en ese lapso de tiempo con la velocidad instantánea de ese momento. A mayor velocidad, mayor vecindario, al igual que el lapso.</text:p>
      <text:p text:style-name="P1"/>
      <text:p text:style-name="P2">Diapositiva 23:</text:p>
      <text:p text:style-name="P2">- Definición en pseudocodigo de un algoritmo de consolidación simple.</text:p>
      <text:p text:style-name="P2"/>
      <text:p text:style-name="P2">Diapositiva 24:</text:p>
      <text:p text:style-name="P2">- Se fija un eps = 0.0001 porque es el orden de precisión de la latitud y la longitud</text:p>
      <text:p text:style-name="P2"/>
      <text:p text:style-name="P2">Diapositiva 25:</text:p>
      <text:p text:style-name="P1">- <text:span text:style-name="T1">Explicación cons por tiempo</text:span></text:p>
      <text:p text:style-name="P1"/>
      <text:p text:style-name="P2">Diapositiva 26:</text:p>
      <text:p text:style-name="P2">- Velocidades distintas por eso abarca otro espacio</text:p>
      <text:p text:style-name="P2"/>
      <text:p text:style-name="P2">Diapositiva 27:</text:p>
      <text:p text:style-name="P2">- <text:s/>Como una consolidación muy severa se puede recurrir a una consolidación por adelgazamiento en la cual se eliminen k posiciones cada j posiciones. De esta manera borraríamos subconjuntos de una manera más ordenada</text:p>
      <text:p text:style-name="P2"/>
      <text:p text:style-name="P2">Diapositiva 28:</text:p>
      <text:p text:style-name="P2">- Se ve un patrón</text:p>
      <text:p text:style-name="P2"/>
      <text:p text:style-name="P2">Diapositiva 29:</text:p>
      <text:p text:style-name="P2">- Como segundo conjunto de técnicas que vamos a utilizar para abordar el problema, se encuentran las técnicas de clustering, con el fin de hacer agrupaciones de posiciones e identificar el centro del clúster como el punto a mantener y borrar el resto. <text:span text:style-name="T2">Estudiamos k-medias, dbscan y dj-cluster</text:span></text:p>
      <text:p text:style-name="P2"/>
      <text:p text:style-name="P3">Diapositiva 30:</text:p>
      <text:p text:style-name="P3">- A partir de un conjunto de n individos, prefijando el número final de clústers que deseamos obtener, <text:span text:style-name="T3">se construye esa partición con el fin de minimizar el término del error cuadrático</text:span></text:p>
      <text:p text:style-name="P4">1. prefijamos el número de clusters</text:p>
      <text:p text:style-name="P4">2. asignamos los primeros 500 centroides de manera aleatoria</text:p>
      <text:p text:style-name="P4">3. iteramos sobre los puntos, encontramos el clúster maś cercano y lo asignamos a dicho clusters</text:p>
      <text:p text:style-name="P4">4. se recalculan los ecntroides cde los clusters y se reitera hasta que el error cuadratico se minimizar o se estabiliza (no reordenacion de posiciones)</text:p>
      <text:p text:style-name="P4"/>
      <text:p text:style-name="P4">Diapositiva 31:</text:p>
      <text:p text:style-name="P4">- Consolidación de un 25%, 20 tantos clusters, colores</text:p>
      <text:p text:style-name="P4"/>
      <text:p text:style-name="P4">Diapositiva 32:</text:p>
      <text:p text:style-name="P4">- Error cuadratico bien, numero de posiciones por cluster estable</text:p>
      <text:p text:style-name="P4">- No deterministico, no ruido</text:p>
      <text:p text:style-name="P4"/>
      <text:p text:style-name="P4">Diapositiva 33:</text:p>
      <text:p text:style-name="P4">- Algoritmo de clustering que se basa en que existen tres tipos de puntos.</text:p>
      <text:p text:style-name="P4">1. punto nucleo: si posee al menos un minimo de puntos en su vecindario</text:p>
      <text:p text:style-name="P4">2. punto alcanzable desde p: si existe un camino p₁, p_n de manera que p_i está en el vecindaro de p_i+1</text:p>
      <text:p text:style-name="P4">3. no puntos nucleo ni alcanzables</text:p>
      <text:p text:style-name="P4"><text:soft-page-break/></text:p>
      <text:p text:style-name="P4">Diapositiva 34:</text:p>
      <text:p text:style-name="P4">DBSCAN es como sigue:</text:p>
      <text:p text:style-name="P4">expandCluster es la clave, a partir del cluster creado, computa los vecindarios de los puntos no centroides y los agrega al cluster (volvemos a la diap anterior)</text:p>
      <text:p text:style-name="P4"/>
      <text:p text:style-name="P4">Diapositiva 35:</text:p>
      <text:p text:style-name="P4">- Puntos ruido (?) unipuntuales</text:p>
      <text:p text:style-name="P4"/>
      <text:p text:style-name="P4">Diapositiva 36:</text:p>
      <text:p text:style-name="P4">- 9 clusters, posiciones marcadas como ruido son clusters unipuntuales</text:p>
      <text:p text:style-name="P4"/>
      <text:p text:style-name="P4">Diapositiva 37:</text:p>
      <text:p text:style-name="P4">- DJ-Cluster: tipo de algoritmo de clustering también basado en densidades de puntos (parecido a DBSCAN, salvo en un paso)</text:p>
      <text:p text:style-name="P4">1. computamos vecindario, miramos si es menor que minPts la cantidad de puntos.</text:p>
      <text:p text:style-name="P4">2. creamos cluster</text:p>
      <text:p text:style-name="P4">3. miramos que sea densamente unible con otros clusters ya computados (o\in both)</text:p>
      <text:p text:style-name="P4"/>
      <text:p text:style-name="P4">Diapositiva 38:</text:p>
      <text:p text:style-name="P4">- Explicacion de pseudo</text:p>
      <text:p text:style-name="P4"/>
      <text:p text:style-name="P4">Diapositiva 39:</text:p>
      <text:p text:style-name="P4">- 2000 posiciones, 0.001, 2;</text:p>
      <text:p text:style-name="P4"/>
      <text:p text:style-name="P5">Diapositiva 42:</text:p>
      <text:p text:style-name="P5">Comparativa algoritmos de consolidación simple. Tiempo de ejecución bajo y el número de clústers depende también de lo que hayamos fijado en algunos casos</text:p>
      <text:p text:style-name="P5"/>
      <text:p text:style-name="P5">Diapositiva 43:</text:p>
      <text:p text:style-name="P5">comparativa algoritmos de clustering, tiempo de ejec k-means y dj parecido, sin embargo dbscan muy alto. N. de clusters k-means prefijado y dj-cluster baja aún más a 22, sin embargo dbscan se queda en 9 clusters mas todas las opsiciones ruido</text:p>
      <text:p text:style-name="P5"/>
      <text:p text:style-name="P5">Diapositiva 44:</text:p>
      <text:p text:style-name="P5">Simples:</text:p>
      <text:p text:style-name="P5">1. simples pero eficaces</text:p>
      <text:p text:style-name="P5">2. nociones de vecindario distitnas a la euclidea implementadas</text:p>
      <text:p text:style-name="P5">clustering:</text:p>
      <text:p text:style-name="P5">1. mas avanzados, pero mas complejos al a hora de implementar</text:p>
      <text:p text:style-name="P5">2. procesado previo</text:p>
      <text:p text:style-name="P5">3. mejores a la hora de recuperar la traza</text:p>
      <text:p text:style-name="P5">4. nociones de ruido implementadas</text:p>
      <text:p text:style-name="P5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23:34:24.460341723</meta:creation-date>
    <dc:date>2015-12-17T00:30:48.934767513</dc:date>
    <meta:editing-duration>PT9M13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3" meta:paragraph-count="90" meta:word-count="967" meta:character-count="5825" meta:non-whitespace-character-count="4948"/>
  </office:meta>
</office:document-meta>
</file>